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rbel" fo:font-size="15pt" fo:font-weight="normal" officeooo:rsid="00217017" officeooo:paragraph-rsid="00184b61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style:font-name="Corbel" fo:font-size="15pt" fo:font-weight="normal" officeooo:rsid="00262157" officeooo:paragraph-rsid="00184b61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style:font-name="Corbel" fo:font-size="15pt" fo:font-weight="bold" officeooo:rsid="00262157" officeooo:paragraph-rsid="00184b61" style:font-size-asian="13.1000003814697pt" style:font-weight-asian="bold" style:font-size-complex="15pt" style:font-weight-complex="bold"/>
    </style:style>
    <style:style style:name="T1" style:family="text">
      <style:text-properties officeooo:rsid="00273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CLOS 2</text:p>
      <text:p text:style-name="P2"/>
      <text:p text:style-name="P2"/>
      <text:p text:style-name="P1">1. Nombre del instituto.</text:p>
      <text:p text:style-name="P1"/>
      <text:p text:style-name="P1">/ies/nombre</text:p>
      <text:p text:style-name="P1"/>
      <text:p text:style-name="P1">2. Página web del instituto.</text:p>
      <text:p text:style-name="P1"/>
      <text:p text:style-name="P1"><text:s/>/ies/web</text:p>
      <text:p text:style-name="P1"/>
      <text:p text:style-name="P1">3. Nombre de los ciclos formativos.</text:p>
      <text:p text:style-name="P1"/>
      <text:p text:style-name="P1">/ies/ciclos/<text:span text:style-name="T1">ciclo/</text:span>nombre</text:p>
      <text:p text:style-name="P1"/>
      <text:p text:style-name="P1">4. Siglas por las que se conocen los ciclos formativos.</text:p>
      <text:p text:style-name="P1"/>
      <text:p text:style-name="P1">/ies/ciclos/ciclo/@id</text:p>
      <text:p text:style-name="P1"/>
      <text:p text:style-name="P1">5. Años en los que se publicaron los decretos de título de los ciclos formativos.</text:p>
      <text:p text:style-name="P1"/>
      <text:p text:style-name="P1">/ies/ciclos/ciclo/decretoTitulo/@año</text:p>
      <text:p text:style-name="P1"/>
      <text:p text:style-name="P1">6. Ciclos formativos de Grado Medio (se trata de obtener el elemento completo).</text:p>
      <text:p text:style-name="P1"/>
      <text:p text:style-name="P1">/ies/ciclos/ciclo[grado='Medio']</text:p>
      <text:p text:style-name="P1"/>
      <text:p text:style-name="P1">7. Nombre de los ciclos formativos de Grado Superior.</text:p>
      <text:p text:style-name="P1"/>
      <text:p text:style-name="P1">/ies/ciclos/ciclo[grado='Superior']/nombre</text:p>
      <text:p text:style-name="P1"/>
      <text:p text:style-name="P1">8. Nombre de los ciclos formativos anteriores a 2010.</text:p>
      <text:p text:style-name="P1"/>
      <text:p text:style-name="P1">/ies/ciclos/ciclo[decretoTitulo/@año&lt;2010]/nombre</text:p>
      <text:p text:style-name="P1"/>
      <text:p text:style-name="P1">9. Nombre de los ciclos formativos de 2008 o 2010.</text:p>
      <text:p text:style-name="P1"/>
      <text:p text:style-name="P1">/ies/ciclos/ciclo[decretoTitulo/@año=2008 or decretoTitulo/@año=2010]/no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50:01.291000000</meta:creation-date>
    <dc:date>2024-01-11T19:50:14.209000000</dc:date>
    <meta:editing-duration>PT13S</meta:editing-duration>
    <meta:editing-cycles>1</meta:editing-cycles>
    <meta:document-statistic meta:table-count="0" meta:image-count="0" meta:object-count="0" meta:page-count="1" meta:paragraph-count="19" meta:word-count="94" meta:character-count="766" meta:non-whitespace-character-count="690"/>
    <meta:generator>LibreOffice/7.4.6.2$Windows_X86_64 LibreOffice_project/5b1f5509c2decdade7fda905e3e1429a67acd63d</meta:generator>
  </office:meta>
</office:document-meta>
</file>